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e578" officeooo:paragraph-rsid="001be578"/>
    </style:style>
    <style:style style:name="P2" style:family="paragraph" style:parent-style-name="Standard">
      <style:text-properties officeooo:rsid="001aa2a7" officeooo:paragraph-rsid="001aa2a7"/>
    </style:style>
    <style:style style:name="P3" style:family="paragraph" style:parent-style-name="Standard">
      <style:text-properties officeooo:rsid="001beb4e" officeooo:paragraph-rsid="001beb4e"/>
    </style:style>
    <style:style style:name="T1" style:family="text">
      <style:text-properties officeooo:rsid="001aa2a7"/>
    </style:style>
    <style:style style:name="T2" style:family="text">
      <style:text-properties officeooo:rsid="001be578"/>
    </style:style>
    <style:style style:name="T3" style:family="text">
      <style:text-properties officeooo:rsid="001beb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irst concept I think is important to learn about basic bookkeeping is the “Accounting Equation.” </text:p>
      <text:p text:style-name="P1"/>
      <text:p text:style-name="P2">A<text:span text:style-name="T2">ssets </text:span>= L<text:span text:style-name="T2">iabilities </text:span>+ S<text:span text:style-name="T2">hareholders </text:span>E<text:span text:style-name="T2">quity</text:span></text:p>
      <text:p text:style-name="P2"/>
      <text:p text:style-name="P1">This is important for several reasons. </text:p>
      <text:p text:style-name="P1"/>
      <text:p text:style-name="P1">1. <text:span text:style-name="T3">A</text:span>ll purchases can be described by using this equation or sentence.</text:p>
      <text:p text:style-name="P1"/>
      <text:p text:style-name="P1">For example, when you buy a $50,000 car, you may put down a 10% percentage in cash and obtain a bank loan for the balance.</text:p>
      <text:p text:style-name="P1"/>
      <text:p text:style-name="P1">In this case:</text:p>
      <text:p text:style-name="P1"><text:span text:style-name="T1">A</text:span>sset($50,000 car) <text:span text:style-name="T1">= L</text:span>iability($45,000 bank loan) <text:span text:style-name="T1">+ E</text:span>quity($5,000 down payment in cash)</text:p>
      <text:p text:style-name="P1"/>
      <text:p text:style-name="P1"><text:s/>$50,000 = $45,000 + $5,000</text:p>
      <text:p text:style-name="P2"/>
      <text:p text:style-name="P3">2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0:41:34.786597850</meta:creation-date>
    <dc:date>2024-02-11T12:46:35.270208767</dc:date>
    <meta:editing-duration>PT4M22S</meta:editing-duration>
    <meta:editing-cycles>2</meta:editing-cycles>
    <meta:generator>LibreOffice/24.2.0.3$Linux_X86_64 LibreOffice_project/da48488a73ddd66ea24cf16bbc4f7b9c08e9bea1</meta:generator>
    <meta:document-statistic meta:table-count="0" meta:image-count="0" meta:object-count="0" meta:page-count="1" meta:paragraph-count="9" meta:word-count="86" meta:character-count="504" meta:non-whitespace-character-count="423"/>
  </office:meta>
</office:document-meta>
</file>